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6.174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2cm" fo:min-width="1.806cm"/>
    </style:style>
    <style:style style:name="P1" style:family="paragraph">
      <style:paragraph-properties fo:text-align="center"/>
    </style:style>
    <style:style style:name="P2" style:family="paragraph">
      <style:text-properties fo:font-size="24pt" style:text-underline-style="solid" style:text-underline-width="auto" style:text-underline-color="font-color" style:font-size-asian="24pt" style:font-size-complex="24pt"/>
    </style:style>
    <style:style style:name="T1" style:family="text">
      <style:text-properties fo:font-size="24pt" style:text-underline-style="solid" style:text-underline-width="auto" style:text-underline-color="font-color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8cm" svg:height="2cm" svg:x="2.4cm" svg:y="2.9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304cm" svg:height="0.962cm" svg:x="2.8cm" svg:y="3.4cm">
          <draw:text-box>
            <text:p>Boite Réseau</text:p>
          </draw:text-box>
        </draw:frame>
        <draw:custom-shape draw:style-name="gr3" draw:text-style-name="P1" draw:layer="layout" svg:width="18.7cm" svg:height="13.3cm" svg:x="1.1cm" svg:y="8.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9.074cm" svg:height="1.3cm" svg:x="9cm" svg:y="9.3cm">
          <draw:text-box>
            <text:p><text:span text:style-name="T1">Thread de service</text:span></text:p>
          </draw:text-box>
        </draw:frame>
        <draw:custom-shape draw:style-name="gr5" draw:text-style-name="P1" draw:layer="layout" svg:width="4.9cm" svg:height="2.5cm" svg:x="2.3cm" svg:y="12.6cm">
          <text:p text:style-name="P1">Suje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6cm" svg:height="2.4cm" svg:x="13.3cm" svg:y="12.7cm">
          <text:p text:style-name="P1">Observeu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7cm" svg:height="2.4cm" svg:x="8.6cm" svg:y="18.6cm">
          <text:p text:style-name="P1">Controleu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7cm" svg:height="2.4cm" svg:x="14.6cm" svg:y="18.8cm">
          <text:p text:style-name="P1">Employe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7cm" svg:y1="12.9cm" svg:x2="13.2cm" svg:y2="12.9cm">
          <text:p/>
        </draw:line>
        <draw:line draw:style-name="gr6" draw:text-style-name="P1" draw:layer="layout" svg:x1="13.2cm" svg:y1="14.5cm" svg:x2="7.7cm" svg:y2="14.5cm">
          <text:p/>
        </draw:line>
        <draw:line draw:style-name="gr6" draw:text-style-name="P1" draw:layer="layout" svg:x1="13.4cm" svg:y1="15.2cm" svg:x2="11.1cm" svg:y2="18.1cm">
          <text:p/>
        </draw:line>
        <draw:line draw:style-name="gr6" draw:text-style-name="P1" draw:layer="layout" svg:x1="12.6cm" svg:y1="18.4cm" svg:x2="14.6cm" svg:y2="15.3cm">
          <text:p/>
        </draw:line>
        <draw:line draw:style-name="gr6" draw:text-style-name="P1" draw:layer="layout" svg:x1="15.7cm" svg:y1="15.2cm" svg:x2="15.7cm" svg:y2="18.5cm">
          <text:p/>
        </draw:line>
        <draw:line draw:style-name="gr6" draw:text-style-name="P1" draw:layer="layout" svg:x1="17.5cm" svg:y1="18.8cm" svg:x2="17.5cm" svg:y2="15.2cm">
          <text:p/>
        </draw:line>
        <draw:frame draw:style-name="gr2" draw:layer="layout" svg:width="3.635cm" svg:height="0.962cm" svg:x="8.6cm" svg:y="11.538cm">
          <draw:text-box>
            <text:p>Notification</text:p>
          </draw:text-box>
        </draw:frame>
        <draw:frame draw:style-name="gr2" draw:layer="layout" svg:width="3.034cm" svg:height="0.962cm" svg:x="8.9cm" svg:y="13.438cm">
          <draw:text-box>
            <text:p>Reponse</text:p>
          </draw:text-box>
        </draw:frame>
        <draw:line draw:style-name="gr6" draw:text-style-name="P1" draw:layer="layout" svg:x1="4.5cm" svg:y1="5.4cm" svg:x2="4.5cm" svg:y2="8.6cm">
          <text:p/>
        </draw:line>
        <draw:line draw:style-name="gr6" draw:text-style-name="P1" draw:layer="layout" svg:x1="4.5cm" svg:y1="9.1cm" svg:x2="4.5cm" svg:y2="12.2cm">
          <text:p/>
        </draw:line>
        <draw:line draw:style-name="gr6" draw:text-style-name="P1" draw:layer="layout" svg:x1="6.5cm" svg:y1="12.5cm" svg:x2="6.5cm" svg:y2="9.2cm">
          <text:p/>
        </draw:line>
        <draw:line draw:style-name="gr6" draw:text-style-name="P1" draw:layer="layout" svg:x1="6.6cm" svg:y1="8.5cm" svg:x2="6.6cm" svg:y2="5.3cm">
          <text:p/>
        </draw:line>
        <draw:frame draw:style-name="gr7" draw:layer="layout" svg:width="2.894cm" svg:height="1.062cm" svg:x="1.336cm" svg:y="6.18cm">
          <draw:text-box>
            <text:p>Requête</text:p>
          </draw:text-box>
        </draw:frame>
        <draw:frame draw:style-name="gr8" draw:layer="layout" svg:width="3cm" svg:height="1.382cm" svg:x="6.7cm" svg:y="6.2cm">
          <draw:text-box>
            <text:p>Requê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ck </meta:initial-creator>
    <meta:creation-date>2012-12-28T11:31:19</meta:creation-date>
    <dc:date>2012-12-28T17:35:30</dc:date>
    <dc:creator>franck </dc:creator>
    <meta:editing-duration>PT5H41M43S</meta:editing-duration>
    <meta:editing-cycles>7</meta:editing-cycles>
    <meta:generator>LibreOffice/3.5$Linux_x86 LibreOffice_project/350m1$Build-2</meta:generator>
    <meta:document-statistic meta:object-count="22"/>
  </office:meta>
</office:document-meta>
</file>